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tserrat" svg:font-family="Montserrat" style:font-adornments="Bold" style:font-pitch="variable"/>
    <style:font-face style:name="Montserrat Black" svg:font-family="'Montserrat Black'" style:font-pitch="variable"/>
    <style:font-face style:name="Montserrat ExtraBold" svg:font-family="'Montserrat ExtraBold'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>
        <style:tab-stops/>
      </style:paragraph-properties>
    </style:style>
    <style:style style:name="P2" style:family="paragraph">
      <style:paragraph-properties fo:line-height="0.5402in" fo:text-align="center"/>
      <style:text-properties style:font-name="Montserrat" fo:font-size="24pt" style:font-size-asian="24pt" style:font-size-complex="24pt"/>
    </style:style>
    <style:style style:name="P3" style:family="paragraph">
      <loext:graphic-properties draw:fill="solid" draw:fill-color="#ffffff"/>
      <style:paragraph-properties fo:line-height="0.5402in" fo:text-align="center"/>
      <style:text-properties style:font-name="Montserrat" fo:font-size="24pt" fo:font-weight="normal" style:font-size-asian="24pt" style:font-weight-asian="normal" style:font-size-complex="24pt" style:font-weight-complex="normal"/>
    </style:style>
    <style:style style:name="P4" style:family="paragraph">
      <style:paragraph-properties fo:line-height="0.5402in" fo:text-align="center"/>
      <style:text-properties fo:color="#111111" loext:opacity="100%" style:font-name="Montserrat" fo:font-size="24pt" style:font-size-asian="24pt" style:font-size-complex="24pt"/>
    </style:style>
    <style:style style:name="P5" style:family="paragraph">
      <loext:graphic-properties draw:fill="solid" draw:fill-color="#800080"/>
      <style:paragraph-properties fo:line-height="0.5402in" fo:text-align="center"/>
      <style:text-properties fo:color="#111111" loext:opacity="100%" style:font-name="Montserrat" fo:font-size="24pt" fo:font-weight="normal" style:font-size-asian="24pt" style:font-weight-asian="normal" style:font-size-complex="24pt" style:font-weight-complex="normal"/>
    </style:style>
    <style:style style:name="P6" style:family="paragraph">
      <style:paragraph-properties fo:line-height="0.6799in" fo:text-align="center"/>
      <style:text-properties style:font-name="Montserrat" fo:font-size="24pt" style:font-size-asian="24pt" style:font-size-complex="24pt"/>
    </style:style>
    <style:style style:name="P7" style:family="paragraph">
      <loext:graphic-properties draw:fill="solid" draw:fill-color="#ffffff"/>
      <style:paragraph-properties fo:line-height="0.6799in" fo:text-align="center"/>
      <style:text-properties style:font-name="Montserrat" fo:font-size="24pt" fo:font-weight="normal" style:font-size-asian="24pt" style:font-weight-asian="normal" style:font-size-complex="24pt" style:font-weight-complex="normal"/>
    </style:style>
    <style:style style:name="P8" style:family="paragraph">
      <loext:graphic-properties draw:fill="solid" draw:fill-color="#ec9ba4"/>
      <style:paragraph-properties fo:line-height="0.5402in" fo:text-align="center"/>
      <style:text-properties style:font-name="Montserrat" fo:font-size="24pt" fo:font-weight="normal" style:font-size-asian="24pt" style:font-weight-asian="normal" style:font-size-complex="24pt" style:font-weight-complex="normal"/>
    </style:style>
    <style:style style:name="P9" style:family="paragraph">
      <loext:graphic-properties draw:fill="solid" draw:fill-color="#ff6d6d"/>
      <style:paragraph-properties fo:line-height="0.5402in" fo:text-align="center"/>
      <style:text-properties style:font-name="Montserrat" fo:font-size="24pt" fo:font-weight="normal" style:font-size-asian="24pt" style:font-weight-asian="normal" style:font-size-complex="24pt" style:font-weight-complex="normal"/>
    </style:style>
    <style:style style:name="P10" style:family="paragraph">
      <loext:graphic-properties draw:fill="solid" draw:fill-color="#ff0000"/>
      <style:paragraph-properties fo:line-height="0.5402in" fo:text-align="center"/>
      <style:text-properties style:font-name="Montserrat" fo:font-size="24pt" fo:font-weight="normal" style:font-size-asian="24pt" style:font-weight-asian="normal" style:font-size-complex="24pt" style:font-weight-complex="normal"/>
    </style:style>
    <style:style style:name="P11" style:family="paragraph">
      <loext:graphic-properties draw:fill="solid" draw:fill-color="#3465a4"/>
      <style:paragraph-properties fo:line-height="0.5402in" fo:text-align="center"/>
      <style:text-properties style:font-name="Montserrat" fo:font-size="24pt" fo:font-weight="normal" style:font-size-asian="24pt" style:font-weight-asian="normal" style:font-size-complex="24pt" style:font-weight-complex="normal"/>
    </style:style>
    <style:style style:name="P12" style:family="paragraph">
      <loext:graphic-properties draw:fill="solid" draw:fill-color="#50938a"/>
      <style:paragraph-properties fo:line-height="0.5402in" fo:text-align="center"/>
      <style:text-properties style:font-name="Montserrat" fo:font-size="24pt" fo:font-weight="normal" style:font-size-asian="24pt" style:font-weight-asian="normal" style:font-size-complex="24pt" style:font-weight-complex="normal"/>
    </style:style>
    <style:style style:name="P13" style:family="paragraph">
      <loext:graphic-properties draw:fill="solid" draw:fill-color="#3faf46"/>
      <style:paragraph-properties fo:line-height="0.5402in" fo:text-align="center"/>
      <style:text-properties style:font-name="Montserrat" fo:font-size="24pt" fo:font-weight="normal" style:font-size-asian="24pt" style:font-weight-asian="normal" style:font-size-complex="24pt" style:font-weight-complex="normal"/>
    </style:style>
    <style:style style:name="P14" style:family="paragraph">
      <loext:graphic-properties draw:fill="solid" draw:fill-color="#ffd428"/>
      <style:paragraph-properties fo:line-height="0.5402in" fo:text-align="center"/>
      <style:text-properties style:font-name="Montserrat" fo:font-size="24pt" fo:font-weight="normal" style:font-size-asian="24pt" style:font-weight-asian="normal" style:font-size-complex="24pt" style:font-weight-complex="normal"/>
    </style:style>
    <style:style style:name="P15" style:family="paragraph">
      <loext:graphic-properties draw:fill="solid" draw:fill-color="#ff5429"/>
      <style:paragraph-properties fo:line-height="0.5402in" fo:text-align="center"/>
      <style:text-properties style:font-name="Montserrat" fo:font-size="24pt" fo:font-weight="normal" style:font-size-asian="24pt" style:font-weight-asian="normal" style:font-size-complex="24pt" style:font-weight-complex="normal"/>
    </style:style>
    <style:style style:name="P16" style:family="paragraph">
      <style:paragraph-properties fo:text-align="center"/>
      <style:text-properties fo:color="#000000" loext:opacity="100%" style:text-outline="true" style:font-name="Montserrat ExtraBold"/>
    </style:style>
    <style:style style:name="P17" style:family="paragraph">
      <loext:graphic-properties draw:fill="none" draw:fill-color="#ffffff"/>
      <style:paragraph-properties fo:text-align="center"/>
      <style:text-properties fo:color="#000000" loext:opacity="100%" style:text-outline="true" style:font-name="Montserrat ExtraBold" fo:font-size="40pt" style:font-size-asian="40pt" style:font-size-complex="40pt"/>
    </style:style>
    <style:style style:name="T1" style:family="text">
      <style:text-properties style:font-name="Montserrat" fo:font-size="24pt" style:font-size-asian="24pt" style:font-size-complex="24pt"/>
    </style:style>
    <style:style style:name="T2" style:family="text">
      <style:text-properties fo:color="#111111" loext:opacity="100%" style:font-name="Montserrat" fo:font-size="24pt" style:font-size-asian="24pt" style:font-size-complex="24pt"/>
    </style:style>
    <style:style style:name="T3" style:family="text">
      <style:text-properties fo:color="#ff0000" loext:opacity="100%" style:text-outline="true" style:font-name="Montserrat ExtraBold" fo:font-size="40pt" style:font-size-asian="40pt" style:font-size-complex="40pt"/>
    </style:style>
    <style:style style:name="T4" style:family="text">
      <style:text-properties fo:color="#2a6099" loext:opacity="100%" style:text-outline="true" style:font-name="Montserrat ExtraBold" fo:font-size="40pt" style:font-size-asian="40pt" style:font-size-complex="40pt"/>
    </style:style>
    <style:style style:name="T5" style:family="text">
      <style:text-properties fo:color="#bf0041" loext:opacity="100%" style:text-outline="true" style:font-name="Montserrat ExtraBold" fo:font-size="40pt" style:font-size-asian="40pt" style:font-size-complex="40pt"/>
    </style:style>
    <style:style style:name="T6" style:family="text">
      <style:text-properties fo:color="#00a933" loext:opacity="100%" style:text-outline="true" style:font-name="Montserrat ExtraBold" fo:font-size="40pt" style:font-size-asian="40pt" style:font-size-complex="40pt"/>
    </style:style>
    <style:style style:name="T7" style:family="text">
      <style:text-properties fo:color="#780373" loext:opacity="100%" style:text-outline="true" style:font-name="Montserrat ExtraBold" fo:font-size="40pt" style:font-size-asian="40pt" style:font-size-complex="40pt"/>
    </style:style>
    <style:style style:name="T8" style:family="text">
      <style:text-properties fo:color="#342a06" loext:opacity="100%" style:text-outline="true" style:font-name="Montserrat ExtraBold" fo:font-size="40pt" style:font-size-asian="40pt" style:font-size-complex="40pt"/>
    </style:style>
    <style:style style:name="T9" style:family="text">
      <style:text-properties fo:color="#ed4c05" loext:opacity="100%" style:text-outline="true" style:font-name="Montserrat ExtraBold" fo:font-size="40pt" style:font-size-asian="40pt" style:font-size-complex="40pt"/>
    </style:style>
    <style:style style:name="T10" style:family="text">
      <style:text-properties fo:color="#e8a202" loext:opacity="100%" style:text-outline="true" style:font-name="Montserrat ExtraBold" fo:font-size="40pt" style:font-size-asian="40pt" style:font-size-complex="40pt"/>
    </style:style>
    <style:style style:name="T11" style:family="text">
      <style:text-properties fo:color="#a7074b" loext:opacity="100%" style:text-outline="true" style:font-name="Montserrat ExtraBold" fo:font-size="40pt" style:font-size-asian="40pt" style:font-size-complex="40pt"/>
    </style:style>
    <style:style style:name="T12" style:family="text">
      <style:text-properties fo:color="#5b277d" loext:opacity="100%" style:text-outline="true" style:font-name="Montserrat ExtraBold" fo:font-size="40pt" style:font-size-asian="40pt" style:font-size-complex="40pt"/>
    </style:style>
    <style:style style:name="T13" style:family="text">
      <style:text-properties fo:color="#168253" loext:opacity="100%" style:text-outline="true" style:font-name="Montserrat ExtraBold" fo:font-size="40pt" style:font-size-asian="40pt" style:font-size-complex="40pt"/>
    </style:style>
    <style:style style:name="T14" style:family="text">
      <style:text-properties fo:color="#111111" loext:opacity="100%" style:text-outline="true" style:font-name="Montserrat ExtraBold" fo:font-size="40pt" style:font-size-asian="40pt" style:font-size-complex="40pt"/>
    </style:style>
    <style:style style:name="gr1" style:family="graphic">
      <style:graphic-properties draw:stroke="solid" svg:stroke-width="0.0201in" svg:stroke-color="#780373" draw:marker-start-width="0.1689in" draw:marker-end-width="0.1689in" draw:fill="solid" draw:fill-color="#ffffff" fo:min-height="0.6807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solid" svg:stroke-width="0.0201in" svg:stroke-color="#780373" draw:marker-start-width="0.1689in" draw:marker-end-width="0.1689in" draw:fill="solid" draw:fill-color="#ffffff" fo:min-height="0.6807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solid" draw:fill-color="#800080" fo:min-height="0.6807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solid" svg:stroke-width="0.0201in" svg:stroke-color="#ff6d6d" draw:marker-start-width="0.1689in" draw:marker-end-width="0.1689in" draw:fill="solid" draw:fill-color="#ffffff" fo:min-height="0.6807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solid" svg:stroke-width="0.0201in" svg:stroke-color="#ffd428" draw:marker-start-width="0.1689in" draw:marker-end-width="0.1689in" draw:fill="solid" draw:fill-color="#ffffff" fo:min-height="0.6807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solid" svg:stroke-width="0.0201in" svg:stroke-color="#ff5429" draw:marker-start-width="0.1689in" draw:marker-end-width="0.1689in" draw:fill="solid" draw:fill-color="#ffffff" fo:min-height="0.6807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stroke="solid" svg:stroke-width="0.0201in" svg:stroke-color="#ff0000" draw:marker-start-width="0.1689in" draw:marker-end-width="0.1689in" draw:fill="solid" draw:fill-color="#ffffff" fo:min-height="0.6807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stroke="solid" svg:stroke-width="0.0201in" svg:stroke-color="#50938a" draw:marker-start-width="0.1689in" draw:marker-end-width="0.1689in" draw:fill="solid" draw:fill-color="#ffffff" fo:min-height="0.6807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stroke="solid" svg:stroke-width="0.0201in" svg:stroke-color="#50938a" draw:marker-start-width="0.1689in" draw:marker-end-width="0.1689in" draw:fill="solid" draw:fill-color="#ffffff" fo:min-height="0.6807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draw:stroke="solid" svg:stroke-width="0.0201in" svg:stroke-color="#3faf46" draw:marker-start-width="0.1689in" draw:marker-end-width="0.1689in" draw:fill="solid" draw:fill-color="#ffffff" fo:min-height="0.6807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draw:stroke="solid" svg:stroke-width="0.0201in" svg:stroke-color="#ff0000" draw:marker-start-width="0.1689in" draw:marker-end-width="0.1689in" draw:fill="solid" draw:fill-color="#ffffff" fo:min-height="0.9807in" fo:padding-top="-0.1457in" fo:padding-bottom="-0.1457in" fo:padding-left="-0.1457in" fo:padding-right="-0.1457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2" style:family="graphic">
      <style:graphic-properties draw:stroke="none" svg:stroke-color="#000000" draw:fill="solid" draw:fill-color="#ec9ba4" fo:min-height="0.6807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3" style:family="graphic">
      <style:graphic-properties draw:stroke="none" svg:stroke-color="#000000" draw:fill="solid" draw:fill-color="#ff6d6d" fo:min-height="0.6807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4" style:family="graphic">
      <style:graphic-properties draw:stroke="none" svg:stroke-color="#000000" draw:fill="solid" draw:fill-color="#ff0000" fo:min-height="0.6807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5" style:family="graphic">
      <style:graphic-properties draw:stroke="none" svg:stroke-color="#000000" draw:fill="solid" draw:fill-color="#3465a4" fo:min-height="0.6807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6" style:family="graphic">
      <style:graphic-properties draw:stroke="none" svg:stroke-color="#50938a" draw:fill="solid" draw:fill-color="#50938a" fo:min-height="0.6807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7" style:family="graphic">
      <style:graphic-properties draw:stroke="none" svg:stroke-color="#000000" draw:fill="solid" draw:fill-color="#3faf46" fo:min-height="0.6807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8" style:family="graphic">
      <style:graphic-properties draw:stroke="none" svg:stroke-color="#000000" draw:fill="solid" draw:fill-color="#ffd428" fo:min-height="0.6807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9" style:family="graphic">
      <style:graphic-properties draw:stroke="none" svg:stroke-color="#000000" draw:fill="solid" draw:fill-color="#ff5429" fo:min-height="0.6807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0" style:family="graphic">
      <style:graphic-properties draw:stroke="none" svg:stroke-color="#000000" draw:fill="none" draw:fill-color="#ffffff" fo:min-height="0.70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0" draw:name="Text Frame 1" draw:style-name="gr20" draw:text-style-name="P17" svg:width="6.6886in" svg:height="0.7024in" svg:x="-0.0035in" svg:y="-0.1516in"><draw:text-box><text:p text:style-name="P16"><text:span text:style-name="T3">D</text:span><text:span text:style-name="T4">A</text:span><text:span text:style-name="T5">I</text:span><text:span text:style-name="T6">L</text:span><text:span text:style-name="T7">Y </text:span><text:span text:style-name="T8">R</text:span><text:span text:style-name="T9">O</text:span><text:span text:style-name="T10">U</text:span><text:span text:style-name="T11">T</text:span><text:span text:style-name="T12">I</text:span><text:span text:style-name="T13">N</text:span><text:span text:style-name="T14">E</text:span></text:p></draw:text-box></draw:frame><draw:frame text:anchor-type="paragraph" draw:z-index="1" draw:name="Text Frame 2" draw:style-name="gr4" draw:text-style-name="P3" svg:width="2.363in" svg:height="0.6807in" svg:x="1.9764in" svg:y="7.1937in"><draw:text-box><text:p text:style-name="P2"><text:span text:style-name="T1">Lunch</text:span></text:p></draw:text-box></draw:frame><draw:frame text:anchor-type="paragraph" draw:z-index="2" draw:name="Text Frame 3" draw:style-name="gr19" draw:text-style-name="P15" svg:width="1.3386in" svg:height="0.6807in" svg:x="0.048in" svg:y="1.8783in"><draw:text-box><text:p text:style-name="P2"><text:span text:style-name="T1">9.00</text:span></text:p></draw:text-box></draw:frame><draw:frame text:anchor-type="paragraph" draw:z-index="3" draw:name="Text Frame 4" draw:style-name="gr18" draw:text-style-name="P14" svg:width="1.3386in" svg:height="0.6807in" svg:x="0.048in" svg:y="2.9528in"><draw:text-box><text:p text:style-name="P2"><text:span text:style-name="T1">10.00</text:span></text:p></draw:text-box></draw:frame><draw:frame text:anchor-type="paragraph" draw:z-index="4" draw:name="Text Frame 5" draw:style-name="gr17" draw:text-style-name="P13" svg:width="1.3386in" svg:height="0.6807in" svg:x="0.048in" svg:y="3.9453in"><draw:text-box><text:p text:style-name="P2"><text:span text:style-name="T1">11.00</text:span></text:p></draw:text-box></draw:frame><draw:frame text:anchor-type="paragraph" draw:z-index="5" draw:name="Text Frame 6" draw:style-name="gr16" draw:text-style-name="P12" svg:width="1.3386in" svg:height="0.6807in" svg:x="0.048in" svg:y="5.0283in"><draw:text-box><text:p text:style-name="P2"><text:span text:style-name="T1">12.00</text:span></text:p></draw:text-box></draw:frame><draw:frame text:anchor-type="paragraph" draw:z-index="6" draw:name="Text Frame 7" draw:style-name="gr15" draw:text-style-name="P11" svg:width="1.3386in" svg:height="0.6807in" svg:x="0.048in" svg:y="6.1028in"><draw:text-box><text:p text:style-name="P2"><text:span text:style-name="T1">1.00</text:span></text:p></draw:text-box></draw:frame><draw:frame text:anchor-type="paragraph" draw:z-index="7" draw:name="Text Frame 8" draw:style-name="gr14" draw:text-style-name="P10" svg:width="1.3386in" svg:height="0.6807in" svg:x="0.048in" svg:y="0.7953in"><draw:text-box><text:p text:style-name="P2"><text:span text:style-name="T1">5.00</text:span></text:p></draw:text-box></draw:frame><draw:frame text:anchor-type="paragraph" draw:z-index="8" draw:name="Text Frame 9" draw:style-name="gr4" draw:text-style-name="P3" svg:width="1.3386in" svg:height="0.6807in" svg:x="4.9299in" svg:y="7.1937in"><draw:text-box><text:p text:style-name="P2"><text:span text:style-name="T1"/></text:p></draw:text-box></draw:frame><draw:frame text:anchor-type="paragraph" draw:z-index="10" draw:name="Text Frame 11" draw:style-name="gr13" draw:text-style-name="P9" svg:width="1.3386in" svg:height="0.6807in" svg:x="0.048in" svg:y="7.1937in"><draw:text-box><text:p text:style-name="P2"><text:span text:style-name="T1">2.00</text:span></text:p></draw:text-box></draw:frame><draw:frame text:anchor-type="paragraph" draw:z-index="11" draw:name="Text Frame 12" draw:style-name="gr12" draw:text-style-name="P8" svg:width="1.3386in" svg:height="0.6807in" svg:x="0.048in" svg:y="8.2764in"><draw:text-box><text:p text:style-name="P2"><text:span text:style-name="T1">5.00</text:span></text:p></draw:text-box></draw:frame><draw:frame text:anchor-type="paragraph" draw:z-index="9" draw:name="Text Frame 10" draw:style-name="gr4" draw:text-style-name="P3" svg:width="2.363in" svg:height="0.6807in" svg:x="1.9764in" svg:y="8.2681in"><draw:text-box><text:p text:style-name="P2"><text:span text:style-name="T1">Free Time</text:span></text:p></draw:text-box></draw:frame><draw:frame text:anchor-type="paragraph" draw:z-index="12" draw:name="Text Frame 14" draw:style-name="gr10" draw:text-style-name="P3" svg:width="2.363in" svg:height="0.6807in" svg:x="1.9764in" svg:y="3.9366in"><draw:text-box><text:p text:style-name="P2"><text:span text:style-name="T1">School </text:span><text:span text:style-name="T1">Work</text:span></text:p></draw:text-box></draw:frame><draw:frame text:anchor-type="paragraph" draw:z-index="13" draw:name="Text Frame 15" draw:style-name="gr9" draw:text-style-name="P3" svg:width="2.363in" svg:height="0.6807in" svg:x="1.9764in" svg:y="5.0193in"><draw:text-box><text:p text:style-name="P2"><text:span text:style-name="T1">Free </text:span><text:span text:style-name="T1">Time</text:span></text:p></draw:text-box></draw:frame><draw:frame text:anchor-type="paragraph" draw:z-index="14" draw:name="Text Frame 16" draw:style-name="gr9" draw:text-style-name="P3" svg:width="2.363in" svg:height="0.6807in" svg:x="1.9764in" svg:y="6.1028in"><draw:text-box><text:p text:style-name="P2"><text:span text:style-name="T1">Reading</text:span></text:p></draw:text-box></draw:frame><draw:frame text:anchor-type="paragraph" draw:z-index="15" draw:name="Text Frame 17" draw:style-name="gr11" draw:text-style-name="P7" svg:width="2.363in" svg:height="0.6894in" svg:x="1.9764in" svg:y="0.7866in"><draw:text-box><text:p text:style-name="P6"><text:span text:style-name="T1">Breakfa</text:span><text:span text:style-name="T1">st</text:span></text:p></draw:text-box></draw:frame><draw:frame text:anchor-type="paragraph" draw:z-index="16" draw:name="Text Frame 18" draw:style-name="gr6" draw:text-style-name="P3" svg:width="2.363in" svg:height="0.6807in" svg:x="1.9764in" svg:y="1.8783in"><draw:text-box><text:p text:style-name="P2"><text:span text:style-name="T1">Get </text:span><text:span text:style-name="T1">Ready</text:span></text:p></draw:text-box></draw:frame><draw:frame text:anchor-type="paragraph" draw:z-index="17" draw:name="Text Frame 19" draw:style-name="gr5" draw:text-style-name="P3" svg:width="2.363in" svg:height="0.6807in" svg:x="1.9764in" svg:y="2.961in"><draw:text-box><text:p text:style-name="P2"><text:span text:style-name="T1">Chores</text:span></text:p></draw:text-box></draw:frame><draw:frame text:anchor-type="paragraph" draw:z-index="18" draw:name="Text Frame 20" draw:style-name="gr10" draw:text-style-name="P3" svg:width="1.3386in" svg:height="0.6807in" svg:x="4.9299in" svg:y="3.9098in"><draw:text-box><text:p text:style-name="P2"><text:span text:style-name="T1"/></text:p></draw:text-box></draw:frame><draw:frame text:anchor-type="paragraph" draw:z-index="19" draw:name="Text Frame 21" draw:style-name="gr9" draw:text-style-name="P3" svg:width="1.3386in" svg:height="0.6807in" svg:x="4.9299in" svg:y="5.0193in"><draw:text-box><text:p text:style-name="P2"><text:span text:style-name="T1"/></text:p></draw:text-box></draw:frame><draw:frame text:anchor-type="paragraph" draw:z-index="20" draw:name="Text Frame 22" draw:style-name="gr8" draw:text-style-name="P3" svg:width="1.3386in" svg:height="0.7004in" svg:x="4.9299in" svg:y="6.1028in"><draw:text-box><text:p text:style-name="P2"><text:span text:style-name="T1"/></text:p></draw:text-box></draw:frame><draw:frame text:anchor-type="paragraph" draw:z-index="21" draw:name="Text Frame 23" draw:style-name="gr7" draw:text-style-name="P3" svg:width="1.3386in" svg:height="0.6807in" svg:x="4.9299in" svg:y="0.7953in"><draw:text-box><text:p text:style-name="P2"><text:span text:style-name="T1"/></text:p></draw:text-box></draw:frame><draw:frame text:anchor-type="paragraph" draw:z-index="22" draw:name="Text Frame 24" draw:style-name="gr6" draw:text-style-name="P3" svg:width="1.3386in" svg:height="0.6807in" svg:x="4.9299in" svg:y="1.8693in"><draw:text-box><text:p text:style-name="P2"><text:span text:style-name="T1"/></text:p></draw:text-box></draw:frame><draw:frame text:anchor-type="paragraph" draw:z-index="23" draw:name="Text Frame 25" draw:style-name="gr5" draw:text-style-name="P3" svg:width="1.3386in" svg:height="0.6807in" svg:x="4.9299in" svg:y="2.9528in"><draw:text-box><text:p text:style-name="P2"><text:span text:style-name="T1"/></text:p></draw:text-box></draw:frame><draw:frame text:anchor-type="paragraph" draw:z-index="24" draw:name="Text Frame 13" draw:style-name="gr4" draw:text-style-name="P3" svg:width="1.3386in" svg:height="0.6807in" svg:x="4.9299in" svg:y="8.2764in"><draw:text-box><text:p text:style-name="P2"><text:span text:style-name="T1"/></text:p></draw:text-box></draw:frame><draw:frame text:anchor-type="paragraph" draw:z-index="25" draw:name="Text Frame 27" draw:style-name="gr3" draw:text-style-name="P5" svg:width="1.3386in" svg:height="0.6807in" svg:x="0.048in" svg:y="9.4492in"><draw:text-box><text:p text:style-name="P4"><text:span text:style-name="T2">8.00</text:span></text:p></draw:text-box></draw:frame><draw:frame text:anchor-type="paragraph" draw:z-index="26" draw:name="Text Frame 26" draw:style-name="gr2" draw:text-style-name="P3" svg:width="1.3386in" svg:height="0.6807in" svg:x="4.9693in" svg:y="9.4492in"><draw:text-box><text:p text:style-name="P2"><text:span text:style-name="T1"/></text:p></draw:text-box></draw:frame><draw:frame text:anchor-type="paragraph" draw:z-index="27" draw:name="Text Frame 29" draw:style-name="gr1" draw:text-style-name="P3" svg:width="2.363in" svg:height="0.7004in" svg:x="1.9764in" svg:y="9.4575in"><draw:text-box><text:p text:style-name="P2"><text:span text:style-name="T1">Dinner</text:span>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tserrat" svg:font-family="Montserrat" style:font-adornments="Bold" style:font-pitch="variable"/>
    <style:font-face style:name="Montserrat Black" svg:font-family="'Montserrat Black'" style:font-pitch="variable"/>
    <style:font-face style:name="Montserrat ExtraBold" svg:font-family="'Montserrat ExtraBold'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4T19:56:40.680461988</meta:creation-date>
    <meta:generator>LibreOffice/7.3.7.2$Linux_X86_64 LibreOffice_project/30$Build-2</meta:generator>
    <dc:date>2024-05-14T20:44:08.708100197</dc:date>
    <meta:editing-duration>PT25M55S</meta:editing-duration>
    <meta:editing-cycles>13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